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98cm"/>
    </style:style>
    <style:style style:name="co2" style:family="table-column">
      <style:table-column-properties fo:break-before="auto" style:column-width="14.462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16.84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</office:automatic-styles>
  <office:body>
    <office:spreadsheet>
      <table:table table:name="Abb Inde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4"/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4"/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4"/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4"/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4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Start at the beginning</text:p>
          </table:table-cell>
          <table:table-cell office:value-type="string">
            <text:p>https://mr-brompton.github.io/blogCats/anotherBlogBlog/Posts/Introduction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Start at the beginning of another blog blog."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BB <text:s/>Introduction</text:p>
          </table:table-cell>
          <table:table-cell office:value-type="string">
            <text:p>https://mr-brompton.github.io/blogCats/anotherBlogBlog/Posts/Introduction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inked image to another blog blog introduction"</text:p>
          </table:table-cell>
          <table:table-cell/>
        </table:table-row>
        <table:table-row table:style-name="ro1">
          <table:table-cell office:value-type="string">
            <text:p>Read ABB Intro</text:p>
          </table:table-cell>
          <table:table-cell office:value-type="string">
            <text:p>https://mr-brompton.github.io/blogCats/anotherBlogBlog/Posts/Introduction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Another blog blog introduction"</text:p>
          </table:table-cell>
          <table:table-cell/>
        </table:table-row>
        <table:table-row table:style-name="ro2">
          <table:table-cell office:value-type="string">
            <text:p>[img] Step One. Create Space</text:p>
          </table:table-cell>
          <table:table-cell table:style-name="ce3" office:value-type="string">
            <text:p><text:a xlink:href="https://mr-brompton.github.io/blogCats/anotherBlogBlog/Posts/creatingSpace/index.html">https://mr-brompton.github.io/blogCats/anotherBlogBlog/Posts/creatingSpace/index.html</text:a>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Step One create space"</text:p>
          </table:table-cell>
          <table:table-cell/>
        </table:table-row>
        <table:table-row table:style-name="ro1">
          <table:table-cell office:value-type="string">
            <text:p>Read ABB Step One Create Space</text:p>
          </table:table-cell>
          <table:table-cell office:value-type="string">
            <text:p>https://mr-brompton.github.io/blogCats/anotherBlogBlog/Posts/creatingSpace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Another blog blog Step One create space"</text:p>
          </table:table-cell>
          <table:table-cell table:style-name="ce4"/>
        </table:table-row>
        <table:table-row table:style-name="ro1" table:number-rows-repeated="4"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Roy's Roy</text:p>
          </table:table-cell>
          <table:table-cell office:value-type="string">
            <text:p>http://roys-roy.blogspot.be/2013/12/curious-legends-and-customs.html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Image source link to Roy's Roy"</text:p>
          </table:table-cell>
          <table:table-cell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0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11S</meta:editing-duration>
    <meta:editing-cycles>32</meta:editing-cycles>
    <meta:generator>OpenOffice/4.1.2$Win32 OpenOffice.org_project/412m3$Build-9782</meta:generator>
    <dc:date>2016-12-12T20:17:06.70</dc:date>
    <dc:creator>Matt </dc:creator>
    <meta:document-statistic meta:table-count="1" meta:cell-count="90" meta:object-count="0"/>
    <meta:user-defined meta:name="Info 1"/>
    <meta:user-defined meta:name="Info 2"/>
    <meta:user-defined meta:name="Info 3"/>
    <meta:user-defined meta:name="Info 4"/>
  </office:meta>
</office:document-meta>
</file>